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390f" officeooo:paragraph-rsid="001c390f"/>
    </style:style>
    <style:style style:name="P2" style:family="paragraph" style:parent-style-name="Standard">
      <style:text-properties fo:language="es" fo:country="ES" officeooo:rsid="001c390f" officeooo:paragraph-rsid="001c390f"/>
    </style:style>
    <style:style style:name="P3" style:family="paragraph" style:parent-style-name="Standard" style:list-style-name="L1">
      <style:text-properties officeooo:paragraph-rsid="001c390f"/>
    </style:style>
    <style:style style:name="P4" style:family="paragraph" style:parent-style-name="Standard" style:list-style-name="L1">
      <style:text-properties officeooo:rsid="001c390f" officeooo:paragraph-rsid="001c390f"/>
    </style:style>
    <style:style style:name="P5" style:family="paragraph" style:parent-style-name="Standard" style:list-style-name="L2">
      <style:text-properties officeooo:rsid="001dddee" officeooo:paragraph-rsid="001dddee"/>
    </style:style>
    <style:style style:name="P6" style:family="paragraph" style:parent-style-name="Standard" style:list-style-name="L2">
      <style:text-properties fo:language="es" fo:country="ES" officeooo:rsid="001dddee" officeooo:paragraph-rsid="001dddee"/>
    </style:style>
    <style:style style:name="P7" style:family="paragraph" style:parent-style-name="Standard">
      <style:text-properties fo:language="es" fo:country="ES" officeooo:rsid="001dddee" officeooo:paragraph-rsid="001c390f"/>
    </style:style>
    <style:style style:name="P8" style:family="paragraph" style:parent-style-name="Standard" style:list-style-name="L2">
      <style:text-properties fo:language="es" fo:country="ES" officeooo:rsid="001ecc80" officeooo:paragraph-rsid="001ecc80"/>
    </style:style>
    <style:style style:name="P9" style:family="paragraph" style:parent-style-name="Standard">
      <style:text-properties fo:language="es" fo:country="ES" officeooo:rsid="001ecc80" officeooo:paragraph-rsid="001ecc80"/>
    </style:style>
    <style:style style:name="P10" style:family="paragraph" style:parent-style-name="Standard" style:list-style-name="L2">
      <style:text-properties officeooo:rsid="001ecc80" officeooo:paragraph-rsid="001ecc80"/>
    </style:style>
    <style:style style:name="P11" style:family="paragraph" style:parent-style-name="Standard">
      <style:text-properties officeooo:rsid="001ecc80" officeooo:paragraph-rsid="001ecc80"/>
    </style:style>
    <style:style style:name="P12" style:family="paragraph" style:parent-style-name="Standard" style:list-style-name="L6">
      <style:text-properties officeooo:rsid="00206f1c" officeooo:paragraph-rsid="00206f1c"/>
    </style:style>
    <style:style style:name="P13" style:family="paragraph" style:parent-style-name="Standard">
      <style:text-properties officeooo:rsid="00206f1c" officeooo:paragraph-rsid="00206f1c"/>
    </style:style>
    <style:style style:name="P14" style:family="paragraph" style:parent-style-name="Standard" style:list-style-name="L8">
      <style:text-properties officeooo:rsid="00206f1c" officeooo:paragraph-rsid="00206f1c"/>
    </style:style>
    <style:style style:name="P15" style:family="paragraph" style:parent-style-name="Standard" style:list-style-name="L8">
      <style:text-properties officeooo:rsid="0020eb51" officeooo:paragraph-rsid="0020eb51"/>
    </style:style>
    <style:style style:name="P16" style:family="paragraph" style:parent-style-name="Standard">
      <style:text-properties officeooo:rsid="0020eb51" officeooo:paragraph-rsid="0020eb51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1c390f"/>
    </style:style>
    <style:style style:name="T3" style:family="text">
      <style:text-properties fo:language="es" fo:country="ES" officeooo:rsid="001dddee"/>
    </style:style>
    <style:style style:name="T4" style:family="text">
      <style:text-properties fo:language="es" fo:country="ES" officeooo:rsid="001ecc80"/>
    </style:style>
    <style:style style:name="T5" style:family="text">
      <style:text-properties fo:language="es" fo:country="ES" officeooo:rsid="00206f1c"/>
    </style:style>
    <style:style style:name="T6" style:family="text">
      <style:text-properties fo:language="es" fo:country="ES" officeooo:rsid="0020eb51"/>
    </style:style>
    <style:style style:name="T7" style:family="text">
      <style:text-properties fo:language="es" fo:country="ES" officeooo:rsid="00229fbb"/>
    </style:style>
    <style:style style:name="T8" style:family="text">
      <style:text-properties fo:language="es" fo:country="ES" officeooo:rsid="002394a0"/>
    </style:style>
    <style:style style:name="T9" style:family="text">
      <style:text-properties officeooo:rsid="0023e2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ción humano</text:p>
      <text:p text:style-name="P2"><text:tab/>puede ser masculino o femenino</text:p>
      <text:p text:style-name="P2"><text:tab/>edades varias - según edad:</text:p>
      <text:list xml:id="list2253521165" text:style-name="L1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2">se asigna una etapa(infantil, adolescente, adulto…) </text:span><text:span text:style-name="T3">variará con los años</text:span></text:p>
                    </text:list-item>
                    <text:list-item>
                      <text:p text:style-name="P4"><text:span text:style-name="T1">se determina si puede aparearse o ya no puede, </text:span><text:span text:style-name="T3">variará con los año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1"><text:tab/></text:span><text:span text:style-name="T3">se asignan genes: </text:span></text:p>
      <text:list xml:id="list3479329403" text:style-name="L2">
        <text:list-item>
          <text:list>
            <text:list-item>
              <text:list>
                <text:list-item>
                  <text:list>
                    <text:list-item>
                      <text:p text:style-name="P6">color <text:span text:style-name="T9">y forma del cabello</text:span> (moreno, rubio, castaño, pelirrojo, <text:span text:style-name="T9">liso, ondulado o rizado</text:span>)</text:p>
                    </text:list-item>
                    <text:list-item>
                      <text:p text:style-name="P5"><text:span text:style-name="T1">color piel(</text:span><text:span text:style-name="T4">clara, morena, oscura)</text:span></text:p>
                    </text:list-item>
                    <text:list-item>
                      <text:p text:style-name="P5"><text:span text:style-name="T1">color ojos</text:span><text:span text:style-name="T4">(marrón, azul, verde)</text:span></text:p>
                    </text:list-item>
                    <text:list-item>
                      <text:p text:style-name="P5"><text:span text:style-name="T1">estatura</text:span><text:span text:style-name="T4">(alto, bajo, normal)</text:span></text:p>
                    </text:list-item>
                    <text:list-item>
                      <text:p text:style-name="P8">peso(alto, bajo, normal)</text:p>
                    </text:list-item>
                    <text:list-item>
                      <text:p text:style-name="P10"><text:span text:style-name="T3">t</text:span><text:span text:style-name="T1">ipo de cabello(liso, ondulado, rizado, calvicie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1"><text:tab/></text:span><text:span text:style-name="T5">emparejamiento:</text:span></text:p>
      <text:list xml:id="list2247414386" text:style-name="L6">
        <text:list-item>
          <text:list>
            <text:list-item>
              <text:list>
                <text:list-item>
                  <text:list>
                    <text:list-item>
                      <text:p text:style-name="P12"><text:span text:style-name="T1">hombre y mujer</text:span></text:p>
                    </text:list-item>
                    <text:list-item>
                      <text:p text:style-name="P12"><text:span text:style-name="T1">hombre y hombre</text:span></text:p>
                    </text:list-item>
                    <text:list-item>
                      <text:p text:style-name="P12"><text:span text:style-name="T1">mujer y mujer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><text:span text:style-name="T1"><text:tab/>reproducción formas </text:span><text:span text:style-name="T6">y </text:span><text:span text:style-name="T8">éxito</text:span><text:span text:style-name="T1">:</text:span></text:p>
      <text:list xml:id="list3110496536" text:style-name="L8">
        <text:list-item>
          <text:list>
            <text:list-item>
              <text:list>
                <text:list-item>
                  <text:list>
                    <text:list-item>
                      <text:p text:style-name="P14"><text:span text:style-name="T1">biológica (hombre y mujer) </text:span><text:span text:style-name="T6">90% </text:span><text:span text:style-name="T7">según periodo</text:span></text:p>
                    </text:list-item>
                    <text:list-item>
                      <text:p text:style-name="P14"><text:span text:style-name="T1">adopción (todos) </text:span><text:span text:style-name="T6">100%</text:span></text:p>
                    </text:list-item>
                    <text:list-item>
                      <text:p text:style-name="P14"><text:span text:style-name="T1">asistida (todos) </text:span><text:span text:style-name="T6">50%</text:span></text:p>
                    </text:list-item>
                  </text:list>
                </text:list-item>
                <text:list-item>
                  <text:p text:style-name="P14"><text:span text:style-name="T1">asistida hombre y mujer</text:span></text:p>
                  <text:list>
                    <text:list-item>
                      <text:p text:style-name="P14"><text:span text:style-name="T1">inseminación artificial del hombre a la mujer </text:span><text:span text:style-name="T6">50%</text:span></text:p>
                    </text:list-item>
                    <text:list-item>
                      <text:p text:style-name="P14"><text:span text:style-name="T1">inseminación artificial donante a la mujer </text:span><text:span text:style-name="T6">50%</text:span></text:p>
                    </text:list-item>
                    <text:list-item>
                      <text:p text:style-name="P15"><text:span text:style-name="T1">fecundación In Vitro del hombre a la mujer 40%</text:span></text:p>
                    </text:list-item>
                    <text:list-item>
                      <text:p text:style-name="P15"><text:span text:style-name="T1">fecundación In Vitro del hombre a donante y a mujer 40%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><text:span text:style-name="T1"/></text:p>
      <text:p text:style-name="P9"/>
      <text:p text:style-name="P7"><text:tab/><text:tab/></text:p>
      <text:p text:style-name="P2"><text:tab/><text:tab/><text:tab/></text:p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21:36:17.103000000</meta:creation-date>
    <dc:date>2019-06-27T20:42:14.378000000</dc:date>
    <meta:editing-duration>PT1H33M53S</meta:editing-duration>
    <meta:editing-cycles>3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28" meta:word-count="156" meta:character-count="900" meta:non-whitespace-character-count="775"/>
  </office:meta>
</office:document-meta>
</file>